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300000245764EB640.png"/>
  <manifest:file-entry manifest:media-type="image/png" manifest:full-path="Pictures/100000000000031500000249E629F795.png"/>
  <manifest:file-entry manifest:media-type="image/png" manifest:full-path="Pictures/10000000000003150000024987C75FE8.png"/>
  <manifest:file-entry manifest:media-type="image/png" manifest:full-path="Pictures/10000000000003150000024B586C922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>
        <draw:frame draw:style-name="gr1" draw:text-style-name="P1" draw:layer="layout" svg:width="28.324cm" svg:height="21cm" svg:x="0cm" svg:y="0cm">
          <draw:image xlink:href="Pictures/100000000000031500000249E629F7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28.423cm" svg:height="20.982cm" svg:x="-0.023cm" svg:y="0.028cm">
          <draw:image xlink:href="Pictures/100000000000031300000245764EB6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8.429cm" svg:height="21.078cm" svg:x="-0.076cm" svg:y="-0.078cm">
          <draw:image xlink:href="Pictures/10000000000003150000024987C75F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1" draw:layer="layout" svg:width="28.134cm" svg:height="20.931cm" svg:x="0cm" svg:y="0.069cm">
          <draw:image xlink:href="Pictures/10000000000003150000024B586C92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ego Gon</meta:initial-creator>
    <meta:creation-date>2018-01-23T13:54:02.46</meta:creation-date>
    <meta:editing-duration>PT10M4S</meta:editing-duration>
    <meta:editing-cycles>2</meta:editing-cycles>
    <dc:date>2018-01-23T14:04:03.22</dc:date>
    <dc:creator>Diego Gon</dc:creator>
    <meta:document-statistic meta:object-count="33"/>
    <meta:generator>OpenOffice/4.1.0$Win32 OpenOffice.org_project/410m18$Build-9764</meta:generator>
  </office:meta>
</office:document-meta>
</file>